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weight="normal" style:font-weight-asian="normal" style:font-weight-complex="normal"/>
    </style:style>
    <style:style style:name="P2" style:family="paragraph" style:parent-style-name="Standard">
      <style:text-properties style:font-name="Ubuntu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Ubuntu" fo:font-size="15pt" fo:font-weight="bold" officeooo:paragraph-rsid="000170f2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Ubuntu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Ubuntu" fo:font-size="12pt" fo:font-weight="normal" officeooo:rsid="000376a7" officeooo:paragraph-rsid="000376a7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Ubuntu" fo:font-weight="normal" officeooo:paragraph-rsid="000170f2" style:font-weight-asian="normal" style:font-weight-complex="normal"/>
    </style:style>
    <style:style style:name="T1" style:family="text">
      <style:text-properties officeooo:rsid="000170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apítulo 0<text:span text:style-name="T1">2</text:span> – <text:span text:style-name="T1">Recursão</text:span></text:p>
      <text:p text:style-name="P4"/>
      <text:p text:style-name="P5">Dentro de Ciência da Computação, quando há uma rotina(função ou método) que se auto-invoca, dizemos então que temos uma rotina recursiva. Mas então, como tratar recursividade? No que a recursividade é um caminho/ferramenta abstrata que você vsi ultlizar (ou não) dependendo da situação.</text:p>
      <text:p text:style-name="P2"><text:span text:style-name="T1">2.1 Algoritmos Recursivos</text:span></text:p>
      <text:p text:style-name="P3"><text:span text:style-name="T1">2.2 Um exemplo: o problema do máximo</text:span></text:p>
      <text:p text:style-name="P3"><text:span text:style-name="T1">2.3 Outra solução recursiva do problema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2T10:03:56.206771261</meta:creation-date>
    <dc:date>2021-05-04T20:21:17.015474336</dc:date>
    <meta:editing-duration>PT16M45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5" meta:word-count="62" meta:character-count="408" meta:non-whitespace-character-count="350"/>
  </office:meta>
</office:document-meta>
</file>